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81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4_1YR_C17015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Income in the past 12 months below poverty level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Income in the past 12 months below poverty leve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Income in the past 12 months below poverty level: - With Social Security income in the past 12 month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Income in the past 12 months below poverty level: - With Social Security income in the past 12 month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Income in the past 12 months below poverty level: - With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Income in the past 12 months below poverty level: - With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Income in the past 12 months below poverty level: - With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Income in the past 12 months below poverty level: - With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Income in the past 12 months below poverty level: - Without Social Security income in the past 12 months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Income in the past 12 months below poverty level: - Without Social Security income in the past 12 months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Income in the past 12 months below poverty level: - Without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Income in the past 12 months below poverty level: - Without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Income in the past 12 months below poverty level: - Without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Income in the past 12 months below poverty level: - Without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Income in the past 12 months at or above poverty level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Income in the past 12 months at or above poverty level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Income in the past 12 months at or above poverty level: - With Social Security income in the past 12 months: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Income in the past 12 months at or above poverty level: - With Social Security income in the past 12 months: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Income in the past 12 months at or above poverty level: - With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Income in the past 12 months at or above poverty level: - With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Income in the past 12 months at or above poverty level: - With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Income in the past 12 months at or above poverty level: - With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Income in the past 12 months at or above poverty level: - Without Social Security income in the past 12 months: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Income in the past 12 months at or above poverty level: - Without Social Security income in the past 12 months: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Income in the past 12 months at or above poverty level: - Without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Income in the past 12 months at or above poverty level: - Without Social Security income in the past 12 months: - With SSI and/or public assistance income in the past 12 months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Income in the past 12 months at or above poverty level: - Without Social Security income in the past 12 months: - Without SSI or public assistance income in the past 12 months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Income in the past 12 months at or above poverty level: - Without Social Security income in the past 12 months: - Without SSI or public assistance income in the past 12 mont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/6.0.7.3$Linux_X86_64 LibreOffice_project/00m0$Build-3</meta:generator>
  </office:meta>
</office:document-meta>
</file>